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438000004382A0D25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fill="solid" draw:fill-color="#ffffff" draw:opacity="0%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8.999cm" svg:x="0.701cm" svg:y="1.5cm">
          <draw:image xlink:href="Pictures/1000020000000438000004382A0D25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5T11:49:42.91</meta:creation-date>
    <dc:date>2024-12-05T12:18:04.02</dc:date>
    <meta:editing-duration>PT28M21S</meta:editing-duration>
    <meta:editing-cycles>3</meta:editing-cycles>
    <meta:generator>OpenOffice/4.1.15$Win32 OpenOffice.org_project/4115m2$Build-9813</meta:generator>
    <meta:document-statistic meta:object-count="1"/>
  </office:meta>
</office:document-meta>
</file>